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2.9938in" fo:margin-left="0in" fo:margin-top="0in" fo:margin-bottom="0in" table:align="left" style:writing-mode="lr-tb"/>
    </style:style>
    <style:style style:name="Table1.A" style:family="table-column">
      <style:table-column-properties style:column-width="0.4986in"/>
    </style:style>
    <style:style style:name="Table1.C" style:family="table-column">
      <style:table-column-properties style:column-width="0.4993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P1" style:family="paragraph" style:parent-style-name="Standard">
      <style:text-properties officeooo:paragraph-rsid="0006ef78" style:font-size-complex="14pt"/>
    </style:style>
    <style:style style:name="P2" style:family="paragraph" style:parent-style-name="Standard">
      <style:text-properties officeooo:paragraph-rsid="0006ef78" style:font-name-complex="Arial" style:font-size-complex="11pt"/>
    </style:style>
    <style:style style:name="P3" style:family="paragraph" style:parent-style-name="Standard">
      <style:text-properties fo:language="de" fo:country="DE" officeooo:paragraph-rsid="0006ef78" style:language-asian="de" style:country-asian="DE" style:font-size-complex="14pt"/>
    </style:style>
    <style:style style:name="P4" style:family="paragraph" style:parent-style-name="Standard">
      <style:text-properties officeooo:paragraph-rsid="0006ef78"/>
    </style:style>
    <style:style style:name="P5" style:family="paragraph" style:parent-style-name="Standard">
      <style:paragraph-properties fo:padding-left="0in" fo:padding-right="0in" fo:padding-top="0in" fo:padding-bottom="0.0138in" fo:border-left="none" fo:border-right="none" fo:border-top="none" fo:border-bottom="0.51pt solid #000000"/>
      <style:text-properties officeooo:paragraph-rsid="0006ef78" style:font-size-complex="11pt"/>
    </style:style>
    <style:style style:name="P6" style:family="paragraph" style:parent-style-name="Standard">
      <style:paragraph-properties fo:padding-left="0in" fo:padding-right="0in" fo:padding-top="0in" fo:padding-bottom="0.0138in" fo:border-left="none" fo:border-right="none" fo:border-top="none" fo:border-bottom="0.51pt solid #000000"/>
      <style:text-properties officeooo:paragraph-rsid="0006ef78"/>
    </style:style>
    <style:style style:name="P7" style:family="paragraph" style:parent-style-name="caption">
      <style:paragraph-properties fo:keep-with-next="always"/>
      <style:text-properties officeooo:paragraph-rsid="0006ef78"/>
    </style:style>
    <style:style style:name="P8" style:family="paragraph">
      <loext:graphic-properties draw:fill="solid" draw:fill-color="#ffffff"/>
      <style:paragraph-properties fo:text-align="start"/>
      <style:text-properties fo:font-size="18pt"/>
    </style:style>
    <style:style style:name="P9" style:family="paragraph">
      <loext:graphic-properties draw:fill="none"/>
      <style:paragraph-properties fo:text-align="start"/>
      <style:text-properties fo:font-size="18pt"/>
    </style:style>
    <style:style style:name="T1" style:family="text">
      <style:text-properties style:font-size-complex="14pt"/>
    </style:style>
    <style:style style:name="T2" style:family="text">
      <style:text-properties style:text-position="super 58%" style:font-size-complex="14pt"/>
    </style:style>
    <style:style style:name="T3" style:family="text">
      <style:text-properties style:text-position="super 58%" style:font-size-complex="11pt"/>
    </style:style>
    <style:style style:name="T4" style:family="text">
      <style:text-properties style:font-size-complex="11pt"/>
    </style:style>
    <style:style style:name="gr1" style:family="graphic" style:parent-style-name="Frame">
      <style:graphic-properties draw:stroke="none" svg:stroke-width="0in" draw:fill="solid" draw:fill-color="#ffffff" draw:textarea-vertical-align="top" draw:auto-grow-height="true" fo:min-height="0in" fo:min-width="0in" fo:padding-top="0in" fo:padding-bottom="0in" fo:padding-left="0in" fo:padding-right="0in" fo:wrap-option="wrap"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02in" svg:stroke-color="#000000" svg:stroke-linecap="butt" draw:fill="none" draw:textarea-vertical-align="top" draw:auto-grow-height="false" fo:min-height="1.5272in" fo:min-width="2.772in" fo:padding-top="0.0492in" fo:padding-bottom="0.0492in" fo:padding-left="0.0984in" fo:padding-right="0.0984in" fo:wrap-option="wrap" fo:margin-left="0.1252in" fo:margin-right="0.1563in" fo:margin-top="0in" fo:margin-bottom="0.0209in" style:run-through="fore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Strong">Title title title title title title title title title title title title title title title title title title title</text:span></text:p>
      <text:p text:style-name="P1"/>
      <text:p text:style-name="P4"><text:span text:style-name="T1">Author 1</text:span><text:span text:style-name="T2">1</text:span><text:span text:style-name="T1">, author 2</text:span><text:span text:style-name="T2">2</text:span><text:span text:style-name="T1">, author 3</text:span><text:span text:style-name="T2">3</text:span><text:span text:style-name="T1">, etc (format: surname, middle name, first name)</text:span></text:p>
      <text:p text:style-name="P5"/>
      <text:p text:style-name="P6"><text:span text:style-name="T3">1</text:span><text:span text:style-name="T4">Affiliation: Institute or clinic, university, city, country</text:span></text:p>
      <text:p text:style-name="P6"><text:span text:style-name="T3">2</text:span><text:span text:style-name="T4">Affiliation: Institute or clinic, university, city, country </text:span></text:p>
      <text:p text:style-name="P6"><text:span text:style-name="T3">3</text:span><text:span text:style-name="T4">Affiliation: Institute or clinic, university, city, country </text:span></text:p>
      <text:p text:style-name="P6"><text:span text:style-name="T4">* corresponding author, </text:span><text:a xlink:type="simple" xlink:href="mailto:email@address.com" text:style-name="Internet_20_link" text:visited-style-name="Visited_20_Internet_20_Link"><text:span text:style-name="T4">email@address.com</text:span></text:a></text:p>
      <text:p text:style-name="P5"/>
      <text:p text:style-name="P5"/>
      <text:p text:style-name="P2"/>
      <text:p text:style-name="P1"/>
      <text:p text:style-name="P4"><text:span text:style-name="Strong">Abstract abstract abstract abstract abstract abstract abstract abstract abstract abstract abstract abstract abstract abstract abstract abstract abstract abstract abstract abstract</text:span></text:p>
      <text:p text:style-name="P1"/>
      <text:p text:style-name="P4"><text:span text:style-name="Strong">Introduction</text:span><text:span text:style-name="T1"> introduction introduction introduction introduction introduction introduction introduction introduction introduction introduction introduction introduction introduction introduction introduction introduction introduction introduction introduction introduction </text:span></text:p>
      <text:p text:style-name="P1"><draw:custom-shape text:anchor-type="paragraph" draw:z-index="0" draw:name="Rechteck 2" draw:style-name="gr2" draw:text-style-name="P9" svg:width="2.9689in" svg:height="1.6252in" svg:x="3.548in" svg:y="0.2819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draw:custom-shape text:anchor-type="paragraph" draw:z-index="1" draw:name="Textfeld 1" draw:style-name="gr1" draw:text-style-name="P8" svg:width="2.9689in" svg:height="0.3697in" svg:x="3.548in" svg:y="1.7055in"><text:p text:style-name="caption">Figure <text:sequence text:ref-name="refFigure0" text:name="Figure" text:formula="ooow:Figure+1" style:num-format="1">1</text:sequence>: caption caption caption caption caption caption caption captio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Strong">Method and materials</text:span><text:span text:style-name="T1"> method and materials method and materials method and materials method and materials method and materials method and materials method and materials method and materials method and materials method and materials method and materials method and materials method and materials method and materials method and materials method and materials method and materials method and materials method and materials method and materials method and materials</text:span></text:p>
      <text:p text:style-name="P7">Table <text:sequence text:ref-name="refTable0" text:name="Table" text:formula="ooow:Table+1" style:num-format="a">a</text:sequence>: caption caption caption caption caption caption caption caption caption caption</text:p>
      <table:table table:name="Table1" table:style-name="Table1">
        <table:table-column table:style-name="Table1.A" table:number-columns-repeated="2"/>
        <table:table-column table:style-name="Table1.C"/>
        <table:table-column table:style-name="Table1.A"/>
        <table:table-column table:style-name="Table1.C"/>
        <table:table-column table:style-name="Table1.A"/>
        <table:table-row table:style-name="Table1.1">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
      <text:p text:style-name="P1"/>
      <text:p text:style-name="P4"><text:span text:style-name="Strong">Results and discussion</text:span><text:span text:style-name="T1"> results and discussion results and discussion results and discussion results and discussion results and discussion results and discussion results and discussion results and discussion results and discussion results and discussion results and </text:span></text:p>
      <text:p text:style-name="P4"><text:span text:style-name="T1">discussion results and discussion results and discussion results and discussion results and discussion results and discussion</text:span></text:p>
      <text:p text:style-name="P1"/>
      <text:p text:style-name="P4"><text:span text:style-name="Strong">Conclusions and future work</text:span><text:span text:style-name="T1"> conclusions conclusions conclusions conclusions conclusions conclusions conclusions conclusions conclusions conclusions conclusions conclusions conclusions conclusions conclusions conclusions conclusions conclusions conclusions conclusions conclusions conclusions conclusions conclusions conclusions conclusions</text:span></text:p>
      <text:p text:style-name="P1"/>
      <text:p text:style-name="P4"><text:span text:style-name="Strong">Bibliography</text:span></text:p>
      <text:p text:style-name="P4"><text:span text:style-name="T1">[1] IEEE format</text:span></text:p>
      <text:p text:style-name="P4"><text:span text:style-name="T1">[2] IEEE format</text:span></text:p>
      <text:p text:style-name="P4"><text:span text:style-name="T1">[3] IEEE format</text:span></text:p>
      <text:p text:style-name="P4"><text:soft-page-break/><text:span text:style-name="T1">[4] IEEE format</text:span></text:p>
      <text:p text:style-name="P1"/>
      <text:p text:style-name="P1"/>
      <text:p text:style-name="P4"><text:span text:style-name="Strong">Ethics approval</text:span></text:p>
      <text:p text:style-name="P4"><text:span text:style-name="T1">Ethics approval obtained from agency under number / research does not require ethics approval.</text:span></text:p>
      <text:p text:style-name="P1"/>
      <text:p text:style-name="P4"><text:span text:style-name="Strong">Conflict of interest</text:span></text:p>
      <text:p text:style-name="P4"><text:span text:style-name="Strong"/></text:p>
      <text:p text:style-name="P4"><text:span text:style-name="Strong">Funding sources</text:span><text:bookmark text:name="_Toc283017170"/><text:bookmark text:name="_Toc283017236"/><text:bookmark text:name="_Toc283017362"/><text:bookmark text:name="_Toc283038945"/><text:bookmark text:name="_Toc283039039"/></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next-style-name="Standard" style:default-outline-level="">
      <style:paragraph-properties fo:margin-top="0.0835in" fo:margin-bottom="0.0835in" loext:contextual-spacing="false"/>
      <style:text-properties fo:font-size="9pt" fo:font-style="italic" style:font-size-asian="9pt" style:font-style-asian="italic" style:font-size-complex="10pt" style:font-weight-complex="bold"/>
    </style:style>
    <style:style style:name="Default_20_Paragraph_20_Font" style:display-name="Default Paragraph Font" style:family="text"/>
    <style:style style:name="Strong" style:family="text" style:parent-style-name="Default_20_Paragraph_20_Font">
      <style:text-properties fo:font-weight="bold" style:font-weight-asian="bold" style:font-name-complex="Times New Roman" style:font-family-complex="'Times New Roman'" style:font-family-generic-complex="system" style:font-pitch-complex="variable"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7T07:45:59.963156358</meta:creation-date>
    <dc:date>2022-02-07T07:46:08.185559769</dc:date>
    <meta:editing-duration>PT8S</meta:editing-duration>
    <meta:editing-cycles>1</meta:editing-cycles>
    <meta:document-statistic meta:table-count="1" meta:image-count="0" meta:object-count="0" meta:page-count="2" meta:paragraph-count="23" meta:word-count="301" meta:character-count="2434" meta:non-whitespace-character-count="2152"/>
    <meta:generator>LibreOffice/6.4.7.2$Linux_X86_64 LibreOffice_project/40$Build-2</meta:generator>
  </office:meta>
</office:document-meta>
</file>